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cf6" officeooo:paragraph-rsid="000f9cf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9cf6" officeooo:paragraph-rsid="000f9cf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c9cb" officeooo:paragraph-rsid="0014c9cb" style:font-weight-asian="bold" style:font-weight-complex="bold"/>
    </style:style>
    <style:style style:name="P4" style:family="paragraph" style:parent-style-name="Standard">
      <style:text-properties officeooo:rsid="0010369a" officeooo:paragraph-rsid="0010369a"/>
    </style:style>
    <style:style style:name="P5" style:family="paragraph" style:parent-style-name="Standard">
      <style:text-properties officeooo:rsid="00128d38" officeooo:paragraph-rsid="00128d38"/>
    </style:style>
    <style:style style:name="P6" style:family="paragraph" style:parent-style-name="Standard">
      <style:text-properties officeooo:rsid="00134a47" officeooo:paragraph-rsid="00134a47"/>
    </style:style>
    <style:style style:name="P7" style:family="paragraph" style:parent-style-name="Standard">
      <style:text-properties officeooo:rsid="0015a50e" officeooo:paragraph-rsid="0015a50e"/>
    </style:style>
    <style:style style:name="P8" style:family="paragraph" style:parent-style-name="Standard">
      <style:text-properties style:text-underline-style="solid" style:text-underline-width="auto" style:text-underline-color="font-color" officeooo:rsid="0015a50e" officeooo:paragraph-rsid="0015a50e"/>
    </style:style>
    <style:style style:name="T1" style:family="text">
      <style:text-properties officeooo:rsid="00119be5"/>
    </style:style>
    <style:style style:name="T2" style:family="text">
      <style:text-properties officeooo:rsid="00128d38"/>
    </style:style>
    <style:style style:name="T3" style:family="text">
      <style:text-properties officeooo:rsid="0012e059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jango Girls</text:p>
      <text:p text:style-name="P3">26<text:span text:style-name="T4">th</text:span> september 2015</text:p>
      <text:p text:style-name="P1"/>
      <text:p text:style-name="P8">theoretical part</text:p>
      <text:p text:style-name="P1"/>
      <text:p text:style-name="P1">html is not a programming language ↔ you can only write instructions, you can't connect to the database</text:p>
      <text:p text:style-name="P1"/>
      <text:p text:style-name="P4">programming language ↔ you can write actions/functions and connect to the database</text:p>
      <text:p text:style-name="P5">ex: PHP, SQL, <text:span text:style-name="T3">Python, Javascript</text:span></text:p>
      <text:p text:style-name="P4">WordPress is wri<text:span text:style-name="T1">t</text:span>ten in PHP, <text:span text:style-name="T2">is a user interface</text:span></text:p>
      <text:p text:style-name="P4"/>
      <text:p text:style-name="P4">Database = table/chart orginising information &amp; functions </text:p>
      <text:p text:style-name="P4"/>
      <text:p text:style-name="P5">for static website: use pure html</text:p>
      <text:p text:style-name="P5">because very complicate to do changes</text:p>
      <text:p text:style-name="P5"/>
      <text:p text:style-name="P5">Content Management System ↔ to manage system</text:p>
      <text:p text:style-name="P5">ex: WordPress</text:p>
      <text:p text:style-name="P5">option: you can code from there too, if you want</text:p>
      <text:p text:style-name="P5"/>
      <text:p text:style-name="P5">Framework:</text:p>
      <text:p text:style-name="P5">ex: <text:span text:style-name="T3">Django</text:span></text:p>
      <text:p text:style-name="P5">you have to code the whole website and the database</text:p>
      <text:p text:style-name="P6">framework structure: urls.py / views.py / models.py/ templates <text:s/></text:p>
      <text:p text:style-name="P5"/>
      <text:p text:style-name="P5">SQL (to create a database, backend) ↔ PYTHON ↔ html/css (frontend)</text:p>
      <text:p text:style-name="P5"/>
      <text:p text:style-name="P8">practical part</text:p>
      <text:p text:style-name="P7">Ctr + Shift + t ↔ creating a new tab in the command 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52:33.329379460</meta:creation-date>
    <dc:date>2015-09-26T11:35:08.670230901</dc:date>
    <meta:editing-duration>PT57M21S</meta:editing-duration>
    <meta:editing-cycles>9</meta:editing-cycles>
    <meta:generator>LibreOffice/4.4.2.2$Linux_X86_64 LibreOffice_project/40m0$Build-2</meta:generator>
    <meta:document-statistic meta:table-count="0" meta:image-count="0" meta:object-count="0" meta:page-count="1" meta:paragraph-count="20" meta:word-count="136" meta:character-count="812" meta:non-whitespace-character-count="692"/>
  </office:meta>
</office:document-meta>
</file>